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535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5" style:family="table-cell" style:parent-style-name="Default">
      <style:map style:condition="is-true-formula([Sheet1.$J2]&gt;COLUMN([Sheet1.C2])-3)" style:apply-style-name="Excel_5f_CondFormat_5f_1_5f_2_5f_1" style:base-cell-address="Sheet1.C2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7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8" style:family="table-cell" style:parent-style-name="Default" style:data-style-name="N61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4cm" svg:height="1.996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4cm" svg:height="1.996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2" draw:text-style-name="P3" svg:width="3.564cm" svg:height="1.997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4cm" svg:height="1.997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4cm" svg:height="1.997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4cm" svg:height="1.997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4cm" svg:height="1.997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4cm" svg:height="1.996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1.996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4cm" svg:height="1.969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4cm" svg:height="1.961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4cm" svg:height="1.961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2" draw:text-style-name="P3" svg:width="3.564cm" svg:height="1.97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4cm" svg:height="1.962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2" draw:text-style-name="P3" svg:width="3.564cm" svg:height="1.97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4cm" svg:height="1.969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4cm" svg:height="1.996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4cm" svg:height="1.996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793328235548785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/>
          <table:table-cell office:value-type="string">
            <office:annotation draw:style-name="gr2" draw:text-style-name="P3" svg:width="3.564cm" svg:height="2.015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68713793791586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19753592459604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99206671764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00000127981254388583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office:value-type="float" office:value="-7">
            <text:p>-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number-columns-repeated="244"/>
        </table:table-row>
        <table:table-row table:style-name="ro2">
          <table:table-cell office:value-type="float" office:value="0.000000000986587645037514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office:value-type="float" office:value="-6">
            <text:p>-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028665157187701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3498980316301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227501319481793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18406012534676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office:value-type="float" office:value="-0.9">
            <text:p>-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office:value-type="float" office:value="-0.8">
            <text:p>-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41963652223073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74253117750074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office:value-type="float" office:value="-0.6">
            <text:p>-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08537538725987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office:value-type="float" office:value="-0.4">
            <text:p>-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office:value-type="float" office:value="-0.2">
            <text:p>-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91462461274013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25746882249926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758036347776927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1593987465324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865010196837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713348428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013412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286274257644026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/>
          <table:table-cell office:value-type="string">
            <office:annotation draw:style-name="gr2" draw:text-style-name="P3" svg:width="3.564cm" svg:height="2.016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8516328379944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9860620214133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40139379785867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21483671620056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07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7553195285602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office:value-type="float" office:value="0.0001">
            <text:p>0,000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/>
          <table:table-cell office:value-type="string">
            <office:annotation draw:style-name="gr2" draw:text-style-name="P3" svg:width="3.564cm" svg:height="2.015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office:value-type="float" office:value="0.15">
            <text:p>0,1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office:value-type="float" office:value="0.2">
            <text:p>0,2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office:value-type="float" office:value="0.3">
            <text:p>0,3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444279952471288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office:value-type="float" office:value="0.9">
            <text:p>0,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office:value-type="float" office:value="0.95">
            <text:p>0,9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0443113463885907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office:value-type="float" office:value="0.9999">
            <text:p>0,999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14161007573672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office:value-type="float" office:value="0.1">
            <text:p>0,1</text:p>
          </table:table-cell>
          <table:table-cell office:value-type="float" office:value="3.5">
            <text:p>3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">
            <text:p>2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.9">
            <text:p>25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3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2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2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07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7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7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1.2024587863567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office:value-type="float" office:value="0.0001">
            <text:p>0,000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/>
          <table:table-cell office:value-type="string">
            <office:annotation draw:style-name="gr2" draw:text-style-name="P3" svg:width="3.564cm" svg:height="2.016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office:value-type="float" office:value="0.05">
            <text:p>0,0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office:value-type="float" office:value="0.1">
            <text:p>0,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office:value-type="float" office:value="0.2">
            <text:p>0,2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office:value-type="float" office:value="0.5">
            <text:p>0,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office:value-type="float" office:value="0.8">
            <text:p>0,8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office:value-type="float" office:value="0.9">
            <text:p>0,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office:value-type="float" office:value="0.95">
            <text:p>0,9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9.797541213643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office:value-type="float" office:value="0.9999">
            <text:p>0,999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2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2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07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6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6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.71901648545731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/>
          <table:table-cell office:value-type="string">
            <office:annotation draw:style-name="gr2" draw:text-style-name="P3" svg:width="3.564cm" svg:height="2.015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3.09023230616779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.32634787404085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office:value-type="float" office:value="0.025">
            <text:p>0,0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office:value-type="float" office:value="0.05">
            <text:p>0,0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office:value-type="float" office:value="0.15">
            <text:p>0,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office:value-type="float" office:value="0.25">
            <text:p>0,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385320466407568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office:value-type="float" office:value="0.35">
            <text:p>0,3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office:value-type="float" office:value="0.45">
            <text:p>0,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39213763529183E-016">
            <text:p>0</text:p>
          </table:table-cell>
          <table:table-cell table:formula="oooc:=NORMSINV([.C205])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office:value-type="float" office:value="0.55">
            <text:p>0,5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office:value-type="float" office:value="0.65">
            <text:p>0,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2440051270804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office:value-type="float" office:value="0.85">
            <text:p>0,8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office:value-type="float" office:value="0.95">
            <text:p>0,9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office:value-type="float" office:value="0.975">
            <text:p>0,9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9023230616778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7190164854573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07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6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6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197817462626425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office:value-type="float" office:value="0.001">
            <text:p>0,00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/>
          <table:table-cell office:value-type="string">
            <office:annotation draw:style-name="gr2" draw:text-style-name="P3" svg:width="3.564cm" svg:height="2.015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7337778342006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office:value-type="float" office:value="0.05">
            <text:p>0,0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office:value-type="float" office:value="0.1">
            <text:p>0,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73.72776863814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office:value-type="float" office:value="0.95">
            <text:p>0,9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153.5712047418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office:value-type="float" office:value="0.999">
            <text:p>0,99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27787567727408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7099791811304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3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3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07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7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7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221549257893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/>
          <table:table-cell office:value-type="string">
            <office:annotation draw:style-name="gr2" draw:text-style-name="P3" svg:width="3.564cm" svg:height="2.016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269009173546604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48969845061971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4cm" svg:height="2.015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08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7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1.997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office:value-type="float" office:value="0.9">
            <text:p>0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office:value-type="float" office:value="2.9">
            <text:p>2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1">
            <text:p>-0,00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office:value-type="float" office:value="1000000000">
            <text:p>1000000000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number-columns-repeated="244"/>
        </table:table-row>
        <table:table-row table:style-name="ro2">
          <table:table-cell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office:value-type="float" office:value="3.9">
            <text:p>3,9</text:p>
          </table:table-cell>
          <table:table-cell office:value-type="float" office:value="2.9">
            <text:p>2,9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number-columns-repeated="244"/>
        </table:table-row>
        <table:table-row table:style-name="ro2">
          <table:table-cell office:value-type="float" office:value="0.751829634294625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79500123965362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156540233785132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51229424519471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78800783365305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0653066313171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673794699936655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1837423733135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8891411700565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801251957664246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185661352770776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37683388072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21232932829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625657732801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752352467108136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3388289443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27884370337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0493285137988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29252688081794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.9">
            <text:p>10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05017770991328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81782109783219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912870929184635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34510348502272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0.00985245702245816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05345615796501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990099009898677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94440893662734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25630298035519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043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17831313228083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office:value-type="float" office:value="5.5">
            <text:p>5,5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423459019531231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office:value-type="float" office:value="5.5">
            <text:p>5,5</text:p>
          </table:table-cell>
          <table:table-cell office:value-type="float" office:value="20.9">
            <text:p>20,9</text:p>
          </table:table-cell>
          <table:table-cell office:value-type="float" office:value="10.9">
            <text:p>1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number-columns-repeated="244"/>
        </table:table-row>
        <table:table-row table:style-name="ro2">
          <table:table-cell office:value-type="float" office:value="0.506365375434743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00924802483405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26361716913868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4cm" svg:height="2.042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44598744754799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47577326919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00521116745419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table:number-columns-repeated="2"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042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35758882342898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19698602928623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81011843123864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6005849709841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76676416183068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57123460498552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5689123257549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2746844716009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3939720585725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13132401952415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0447044315485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983654008102555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70577214584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8274482574886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36548965149773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4732719210175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0272265550466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318299276436247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4999250124538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572491470388586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157520015192512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.9">
            <text:p>100,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.9">
            <text:p>1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292342144202815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2.9">
            <text:p>2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18159008026123">
            <text:p>0,41816</text:p>
          </table:table-cell>
          <table:table-cell table:formula="oooc:=BETAINV([.C432];[.D432];[.E432])" office:value-type="float" office:value="0.418159093409111">
            <text:p>0,4181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 table:number-columns-repeated="2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941094636917114">
            <text:p>0,94109</text:p>
          </table:table-cell>
          <table:table-cell table:formula="oooc:=BETAINV([.C433];[.D433];[.E433])" office:value-type="float" office:value="0.941094712337745">
            <text:p>0,94109</text:p>
          </table:table-cell>
          <table:table-cell office:value-type="float" office:value="0.6">
            <text:p>0,6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4];[.D434];[.E434])" office:value-type="float" office:value="0.897797338684613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5];[.D435];[.E435];[.F435])" office:value-type="float" office:value="0.897797338684613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6];[.D436];[.E436];0;[.F436])" office:value-type="float" office:value="0.897797338684613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7];[.D437];[.E437];[.F437];[.G437])" office:value-type="float" office:value="0.897797338684613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91823787689209">
            <text:p>0,91824</text:p>
          </table:table-cell>
          <table:table-cell table:formula="oooc:=BETAINV([.C438];[.D438];[.E438];[.F438])" office:value-type="float" office:value="0.918237870947691">
            <text:p>0,91824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91823787689209">
            <text:p>0,91824</text:p>
          </table:table-cell>
          <table:table-cell table:formula="oooc:=BETAINV([.C439];[.D439];[.E439];[.F439];[.G439])" office:value-type="float" office:value="0.918237870947691">
            <text:p>0,91824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269339203834534">
            <text:p>0,26934</text:p>
          </table:table-cell>
          <table:table-cell table:formula="oooc:=BETAINV([.C440];[.D440];[.E440];0;[.F440])" office:value-type="float" office:value="0.269339201605384">
            <text:p>0,26934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269339203834534">
            <text:p>0,26934</text:p>
          </table:table-cell>
          <table:table-cell table:formula="oooc:=BETAINV([.C441];[.D441];[.E441];[.F441];[.G441])" office:value-type="float" office:value="0.269339201605384">
            <text:p>0,26934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289779734611511">
            <text:p>0,28978</text:p>
          </table:table-cell>
          <table:table-cell table:formula="oooc:=BETAINV([.C442];[.D442];[.E442];[.F442];[.G442])" office:value-type="float" office:value="0.289779733868461">
            <text:p>0,2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43];[.D443];[.E443];[.F443];[.G44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44];[.D444];[.E444];[.F444];[.G444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45];[.D445];[.E445];[.F445];[.G44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6];[.D446];[.E446];[.F446];[.G4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7];[.D447];[.E447];[.F447];[.G447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8];[.D448];[.E448];[.F448];[.G448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3">
            <text:p>0,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9];[.D449];[.E449];[.F449];[.G449])" office:value-type="float" office:value="0.210220266131539">
            <text:p>0,210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3.21887582495163">
            <text:p>3,21888</text:p>
          </table:table-cell>
          <table:table-cell table:formula="oooc:=CHIINV([.C451];[.D451])" office:value-type="float" office:value="3.21887582508208">
            <text:p>3,21888</text:p>
          </table:table-cell>
          <table:table-cell office:value-type="float" office:value="0.2">
            <text:p>0,2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number-columns-repeated="4"/>
          <table:table-cell table:style-name="ce1" table:number-columns-repeated="13"/>
          <table:table-cell table:number-columns-repeated="227"/>
        </table:table-row>
        <table:table-row table:style-name="ro2">
          <table:table-cell office:value-type="float" office:value="0.413893311572814">
            <text:p>0,41389</text:p>
          </table:table-cell>
          <table:table-cell table:formula="oooc:=CHIINV([.C452];[.D452])" office:value-type="float" office:value="0.413893310661325">
            <text:p>0,41389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53];[.D453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5.92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54];[.D454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.42">
            <text:p>5,4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5.874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5.74940968927447">
            <text:p>5,74941</text:p>
          </table:table-cell>
          <table:table-cell table:formula="oooc:=CHIINV([.C455];[.D455])" office:value-type="float" office:value="5.74940965904783">
            <text:p>5,74941</text:p>
          </table:table-cell>
          <table:table-cell office:value-type="float" office:value="0.9999">
            <text:p>0,9999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5.874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2.006899668663">
            <text:p>32,0069</text:p>
          </table:table-cell>
          <table:table-cell table:formula="oooc:=CHIINV([.C456];[.D456])" office:value-type="float" office:value="32.0068996840299">
            <text:p>32,0069</text:p>
          </table:table-cell>
          <table:table-cell office:value-type="float" office:value="0.1">
            <text:p>0,1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5.875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5.9973622738273">
            <text:p>35,99736</text:p>
          </table:table-cell>
          <table:table-cell table:formula="oooc:=CHIINV([.C457];[.D457])" office:value-type="float" office:value="35.9973622419138">
            <text:p>35,99736</text:p>
          </table:table-cell>
          <table:table-cell office:value-type="float" office:value="0.33">
            <text:p>0,33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5.875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78.7495242510023">
            <text:p>78,74952</text:p>
          </table:table-cell>
          <table:table-cell table:formula="oooc:=CHIINV([.C458];[.D458])" office:value-type="float" office:value="78.7495246048055">
            <text:p>78,74952</text:p>
          </table:table-cell>
          <table:table-cell office:value-type="float" office:value="0.001">
            <text:p>0,00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5.875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4079456087353">
            <text:p>2,40795</text:p>
          </table:table-cell>
          <table:table-cell table:formula="oooc:=CHIINV([.C459];[.D459])" office:value-type="float" office:value="2.40794560898715">
            <text:p>2,40795</text:p>
          </table:table-cell>
          <table:table-cell office:value-type="float" office:value="0.3">
            <text:p>0,3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.8155105580477">
            <text:p>13,81551</text:p>
          </table:table-cell>
          <table:table-cell table:formula="oooc:=CHIINV([.C460];[.D460])" office:value-type="float" office:value="13.8155107053109">
            <text:p>13,81551</text:p>
          </table:table-cell>
          <table:table-cell office:value-type="float" office:value="0.001">
            <text:p>0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61];[.D461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62];[.D462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63];[.D46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0.99">
            <text:p>0,9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64];[.D464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table:style-name="ce8" office:value-type="float" office:value="100000000000">
            <text:p>1,00E+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66666666823178">
            <text:p>0,66667</text:p>
          </table:table-cell>
          <table:table-cell table:formula="oooc:=FINV([.C466];[.D466];[.E466])" office:value-type="float" office:value="0.666666666666675">
            <text:p>0,66667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INV([.C467];[.D467];[.E467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000000000">
            <text:p>1000000000</text:p>
          </table:table-cell>
          <table:table-cell table:formula="oooc:=FINV([.C468];[.D468];[.E4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8.45128505321545">
            <text:p>8,45129</text:p>
          </table:table-cell>
          <table:table-cell table:formula="oooc:=FINV([.C469];[.D469];[.E469])" office:value-type="float" office:value="8.45128506362876">
            <text:p>8,45129</text:p>
          </table:table-cell>
          <table:table-cell office:value-type="float" office:value="0.01">
            <text:p>0,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623235134157359">
            <text:p>0,62324</text:p>
          </table:table-cell>
          <table:table-cell table:formula="oooc:=FINV([.C470];[.D470];[.E470])" office:value-type="float" office:value="0.623235136644912">
            <text:p>0,62324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902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8.7722698155223">
            <text:p>18,77227</text:p>
          </table:table-cell>
          <table:table-cell table:formula="oooc:=FINV([.C471];[.D471];[.E471])" office:value-type="float" office:value="18.7722698167798">
            <text:p>18,77227</text:p>
          </table:table-cell>
          <table:table-cell office:value-type="float" office:value="0.001">
            <text:p>0,0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2];[.D472];[.E472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3];[.D473];[.E473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4];[.D474];[.E474])" office:value-type="float" office:value="0">
            <text:p>Err:502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5];[.D475];[.E475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table:style-name="ce8" office:value-type="float" office:value="100000000000">
            <text:p>1,00E+11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6];[.D476];[.E476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table:style-name="ce8" office:value-type="float" office:value="100000000000">
            <text:p>1,00E+1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04367777117164">
            <text:p>0,60437</text:p>
          </table:table-cell>
          <table:table-cell table:formula="oooc:=FISHERINV([.C478])" office:value-type="float" office:value="0.604367777117164">
            <text:p>0,60437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INV([.C47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117386166057">
            <text:p>0,76117</text:p>
          </table:table-cell>
          <table:table-cell table:formula="oooc:=FISHERINV([.C480])" office:value-type="float" office:value="0.76117386166057">
            <text:p>0,76117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999966667999944">
            <text:p>0,01</text:p>
          </table:table-cell>
          <table:table-cell table:formula="oooc:=FISHERINV([.C481])" office:value-type="float" office:value="0.00999966667999944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46211715726001">
            <text:p>0,46212</text:p>
          </table:table-cell>
          <table:table-cell table:formula="oooc:=FISHERINV([.C482])" office:value-type="float" office:value="0.46211715726001">
            <text:p>0,46212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46211715726001">
            <text:p>-0,46212</text:p>
          </table:table-cell>
          <table:table-cell table:formula="oooc:=FISHERINV([.C483])" office:value-type="float" office:value="-0.46211715726001">
            <text:p>-0,46212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229820548214317">
            <text:p>0,22982</text:p>
          </table:table-cell>
          <table:table-cell table:formula="oooc:=FISHERINV([.C484])" office:value-type="float" office:value="0.229820548214317">
            <text:p>0,2298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09204262595">
            <text:p>0,99991</text:p>
          </table:table-cell>
          <table:table-cell table:formula="oooc:=FISHERINV([.C485])" office:value-type="float" office:value="0.999909204262595">
            <text:p>0,9999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99999442106">
            <text:p>1</text:p>
          </table:table-cell>
          <table:table-cell table:formula="oooc:=FISHERINV([.C486])" office:value-type="float" office:value="0.999999999442106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999999999442106">
            <text:p>-1</text:p>
          </table:table-cell>
          <table:table-cell table:formula="oooc:=FISHERINV([.C487])" office:value-type="float" office:value="-0.999999999442106">
            <text:p>-1</text:p>
          </table:table-cell>
          <table:table-cell office:value-type="float" office:value="-11">
            <text:p>-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4.9519155473158">
            <text:p>4,95192</text:p>
          </table:table-cell>
          <table:table-cell table:formula="oooc:=GAMMAINV([.C489];[.D489];[.E489])" office:value-type="float" office:value="4.95191549585255">
            <text:p>4,95192</text:p>
          </table:table-cell>
          <table:table-cell office:value-type="float" office:value="0.065">
            <text:p>0,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/>
          <table:table-cell office:value-type="string">
            <office:annotation draw:style-name="gr2" draw:text-style-name="P3" svg:width="3.564cm" svg:height="5.893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.51412773267149">
            <text:p>1,51413</text:p>
          </table:table-cell>
          <table:table-cell table:formula="oooc:=GAMMAINV([.C490];[.D490];[.E490])" office:value-type="float" office:value="1.5141277326698">
            <text:p>1,51413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GAMMAINV([.C491];[.D491];[.E49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8.4178943932948">
            <text:p>18,41789</text:p>
          </table:table-cell>
          <table:table-cell table:formula="oooc:=GAMMAINV([.C492];[.D492];[.E492])" office:value-type="float" office:value="18.4178943925575">
            <text:p>18,41789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01548042278683">
            <text:p>3,01548</text:p>
          </table:table-cell>
          <table:table-cell table:formula="oooc:=GAMMAINV([.C493];[.D493];[.E493])" office:value-type="float" office:value="3.01548041266443">
            <text:p>3,0154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5.681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80.8654023287974">
            <text:p>80,8654</text:p>
          </table:table-cell>
          <table:table-cell table:formula="oooc:=GAMMAINV([.C494];[.D494];[.E494])" office:value-type="float" office:value="80.8654023436016">
            <text:p>80,8654</text:p>
          </table:table-cell>
          <table:table-cell office:value-type="float" office:value="0.98">
            <text:p>0,9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4.793137713985">
            <text:p>134,79314</text:p>
          </table:table-cell>
          <table:table-cell table:formula="oooc:=GAMMAINV([.C495];[.D495];[.E495])" office:value-type="float" office:value="134.793137862145">
            <text:p>134,79314</text:p>
          </table:table-cell>
          <table:table-cell office:value-type="float" office:value="0.99">
            <text:p>0,99</text:p>
          </table:table-cell>
          <table:table-cell office:value-type="float" office:value="23.2">
            <text:p>23,2</text:p>
          </table:table-cell>
          <table:table-cell office:value-type="float" office:value="3.76">
            <text:p>3,76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5.21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6];[.D496];[.E496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7];[.D497];[.E497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8];[.D498];[.E498])" office:value-type="float" office:value="0">
            <text:p>Err:502</text:p>
          </table:table-cell>
          <table:table-cell office:value-type="float" office:value="0.77">
            <text:p>0,7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9];[.D499];[.E499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-0.01">
            <text:p>-0,01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500];[.D500];[.E500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.87975105446185">
            <text:p>1,87975</text:p>
          </table:table-cell>
          <table:table-cell table:formula="oooc:=TINV([.C502];[.D502])" office:value-type="float" office:value="1.87975109845939">
            <text:p>1,87975</text:p>
          </table:table-cell>
          <table:table-cell office:value-type="float" office:value="0.065">
            <text:p>0,065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/>
          <table:table-cell office:value-type="string">
            <office:annotation draw:style-name="gr2" draw:text-style-name="P3" svg:width="3.564cm" svg:height="2.874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0000000843142740261277">
            <text:p>0</text:p>
          </table:table-cell>
          <table:table-cell table:formula="oooc:=TINV([.C503];[.D503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4cm" svg:height="2.901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">
            <text:p>1</text:p>
          </table:table-cell>
          <table:table-cell table:formula="oooc:=TINV([.C504];[.D504])" office:value-type="float" office:value="0.999999998754596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816496581023569">
            <text:p>0,8165</text:p>
          </table:table-cell>
          <table:table-cell table:formula="oooc:=TINV([.C505];[.D505])" office:value-type="float" office:value="0.816496580927727">
            <text:p>0,81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509525449708941">
            <text:p>0,50953</text:p>
          </table:table-cell>
          <table:table-cell table:formula="oooc:=TINV([.C506];[.D506])" office:value-type="float" office:value="0.509525449446798">
            <text:p>0,509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94671288283488">
            <text:p>2,94671</text:p>
          </table:table-cell>
          <table:table-cell table:formula="oooc:=TINV([.C507];[.D507])" office:value-type="float" office:value="2.94671288291026">
            <text:p>2,94671</text:p>
          </table:table-cell>
          <table:table-cell office:value-type="float" office:value="0.01">
            <text:p>0,0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8];[.D508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9];[.D509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10];[.D510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0.5">
            <text:p>0,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11];[.D511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12];[.D512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4];[.D514];[.E514];[.F514])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5];[.D515];[.E515];[.F515])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6];[.D516];[.E516];[.F516])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7];[.D517];[.E517];[.F517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5">
            <text:p>0,5</text:p>
          </table:table-cell>
          <table:table-cell table:formula="oooc:=HYPGEOMDIST([.C518];[.D518];[.E518];[.F518])" office:value-type="float" office:value="0.5">
            <text:p>0,5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19];[.D519];[.E519];[.F519])" office:value-type="float" office:value="0.166666666666667">
            <text:p>0,166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20];[.D520];[.E520];[.F520])" office:value-type="float" office:value="0.166666666666667">
            <text:p>0,166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1];[.D521];[.E521];[.F521])" office:value-type="float" office:value="1">
            <text:p>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2];[.D522];[.E522];[.F522])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23];[.D523];[.E523];[.F523])" office:value-type="float" office:value="0.4">
            <text:p>0,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4];[.D524];[.E524];[.F524])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25];[.D525];[.E525];[.F525])" office:value-type="float" office:value="0.4">
            <text:p>0,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6];[.D526];[.E526];[.F526])" office:value-type="float" office:value="1">
            <text:p>1</text:p>
          </table:table-cell>
          <table:table-cell table:number-columns-repeated="4" table:style-name="ce5"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7];[.D527];[.E527];[.F527])" office:value-type="float" office:value="0.75">
            <text:p>0,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681818181818182">
            <text:p>0,68182</text:p>
          </table:table-cell>
          <table:table-cell table:formula="oooc:=HYPGEOMDIST([.C528];[.D528];[.E528];[.F528])" office:value-type="float" office:value="0.681818181818182">
            <text:p>0,68182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9];[.D529];[.E529];[.F529])" office:value-type="float" office:value="0.75">
            <text:p>0,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30];[.D530];[.E530];[.F530])" office:value-type="float" office:value="1">
            <text:p>1</text:p>
          </table:table-cell>
          <table:table-cell table:number-columns-repeated="2" table:style-name="ce5" office:value-type="float" office:value="8">
            <text:p>8</text:p>
          </table:table-cell>
          <table:table-cell table:number-columns-repeated="2"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31];[.D531];[.E531];[.F531])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985">
            <text:p>0,985</text:p>
          </table:table-cell>
          <table:table-cell table:formula="oooc:=HYPGEOMDIST([.C532];[.D532];[.E532];[.F532])" office:value-type="float" office:value="0.985">
            <text:p>0,9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0">
            <text:p>2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135431073144995">
            <text:p>0,13543</text:p>
          </table:table-cell>
          <table:table-cell table:formula="oooc:=HYPGEOMDIST([.C533];[.D533];[.E533];[.F533])" office:value-type="float" office:value="0.135431073144994">
            <text:p>0,1354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2000">
            <text:p>2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0941079938290508">
            <text:p>0,09411</text:p>
          </table:table-cell>
          <table:table-cell table:formula="oooc:=HYPGEOMDIST([.C534];[.D534];[.E534];[.F534])" office:value-type="float" office:value="0.0941079938290504">
            <text:p>0,094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20000">
            <text:p>20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35];[.D535];[.E535];[.F535])" office:value-type="float" office:value="0.75">
            <text:p>0,75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11.5">
            <text:p>11,5</text:p>
          </table:table-cell>
          <table:table-cell table:style-name="ce5" office:value-type="float" office:value="12.5">
            <text:p>12,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6];[.D536];[.E536];[.F536]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7];[.D537];[.E537];[.F537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8];[.D538];[.E538];[.F538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9];[.D539];[.E539];[.F539])" office:value-type="float" office:value="0">
            <text:p>Err:502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0];[.D540];[.E540];[.F540])" office:value-type="float" office:value="0">
            <text:p>Err:502</text:p>
          </table:table-cell>
          <table:table-cell table:number-columns-repeated="3"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1];[.D541];[.E541];[.F541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2];[.D542];[.E542];[.F542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43];[.D543];[.E543];[.F543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RSQ([.C545:.E545];[.F545:.H54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RSQ([.C546:.E546];[.F546:.H54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5">
            <text:p>0,25</text:p>
          </table:table-cell>
          <table:table-cell table:formula="oooc:=RSQ([.C547:.E547];[.F547:.H547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7335266209805">
            <text:p>0,87335</text:p>
          </table:table-cell>
          <table:table-cell table:formula="oooc:=RSQ([.C548:.E548];[.F548:.H548])" office:value-type="float" office:value="0.87335266209805">
            <text:p>0,873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75">
            <text:p>0,75</text:p>
          </table:table-cell>
          <table:table-cell table:formula="oooc:=RSQ([.C549:.E549];[.F549:.H549])" office:value-type="float" office:value="0.75">
            <text:p>0,75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6270820166765">
            <text:p>0,91627</text:p>
          </table:table-cell>
          <table:table-cell table:formula="oooc:=RSQ([.C550:.E550];[.F550:.H550])" office:value-type="float" office:value="0.916270820166765">
            <text:p>0,91627</text:p>
          </table:table-cell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71428571428571">
            <text:p>0,57143</text:p>
          </table:table-cell>
          <table:table-cell table:formula="oooc:=RSQ([.C551:.E551];[.F551:.H551])" office:value-type="float" office:value="0.571428571428571">
            <text:p>0,57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7755102040816">
            <text:p>0,13776</text:p>
          </table:table-cell>
          <table:table-cell table:formula="oooc:=RSQ([.C552:.E552];[.F552:.H552])" office:value-type="float" office:value="0.137755102040816">
            <text:p>0,137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69477666273097">
            <text:p>0,66948</text:p>
          </table:table-cell>
          <table:table-cell table:formula="oooc:=RSQ([.C553:.E553];[.F553:.H553])" office:value-type="float" office:value="0.669477666273096">
            <text:p>0,66948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818437152874151">
            <text:p>0,08184</text:p>
          </table:table-cell>
          <table:table-cell table:formula="oooc:=RSQ([.C554:.E554];[.F554:.H554])" office:value-type="float" office:value="0.0818437152874151">
            <text:p>0,08184</text:p>
          </table:table-cell>
          <table:table-cell office:value-type="float" office:value="123">
            <text:p>123</text:p>
          </table:table-cell>
          <table:table-cell office:value-type="float" office:value="12312">
            <text:p>12312</text:p>
          </table:table-cell>
          <table:table-cell office:value-type="float" office:value="123123">
            <text:p>123123</text:p>
          </table:table-cell>
          <table:table-cell office:value-type="float" office:value="459">
            <text:p>459</text:p>
          </table:table-cell>
          <table:table-cell office:value-type="float" office:value="34232">
            <text:p>34232</text:p>
          </table:table-cell>
          <table:table-cell office:value-type="float" office:value="5657">
            <text:p>565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653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RSQ([.C555:.E555];[.F555:.H555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RSQ([.C557:.D557];[.E557:.F5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RSQ([.C558:.E558];[.F558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PEARSON([.C560:.E560];[.F560:.H560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" table:number-columns-repeated="244"/>
        </table:table-row>
        <table:table-row table:style-name="ro2">
          <table:table-cell office:value-type="float" office:value="-0.866025403784439">
            <text:p>-0,86603</text:p>
          </table:table-cell>
          <table:table-cell table:formula="oooc:=PEARSON([.C561:.E561];[.F561:.H561])" office:value-type="float" office:value="-0.866025403784439">
            <text:p>-0,86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8216148870881">
            <text:p>0,81822</text:p>
          </table:table-cell>
          <table:table-cell table:formula="oooc:=PEARSON([.C562:.E562];[.F562:.H562])" office:value-type="float" office:value="0.818216148870881">
            <text:p>0,8182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8206944360405">
            <text:p>0,99821</text:p>
          </table:table-cell>
          <table:table-cell table:formula="oooc:=PEARSON([.C563:.E563];[.F563:.H563])" office:value-type="float" office:value="0.998206944360405">
            <text:p>0,99821</text:p>
          </table:table-cell>
          <table:table-cell office:value-type="float" office:value="12332">
            <text:p>12332</text:p>
          </table:table-cell>
          <table:table-cell office:value-type="float" office:value="2311">
            <text:p>2311</text:p>
          </table:table-cell>
          <table:table-cell office:value-type="float" office:value="232311">
            <text:p>232311</text:p>
          </table:table-cell>
          <table:table-cell office:value-type="float" office:value="3234">
            <text:p>3234</text:p>
          </table:table-cell>
          <table:table-cell office:value-type="float" office:value="3455">
            <text:p>3455</text:p>
          </table:table-cell>
          <table:table-cell office:value-type="float" office:value="12312">
            <text:p>1231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706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-0.273002396328816">
            <text:p>-0,273</text:p>
          </table:table-cell>
          <table:table-cell table:formula="oooc:=PEARSON([.C564:.E564];[.F564:.H564])" office:value-type="float" office:value="-0.273002396328816">
            <text:p>-0,2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4553889587727">
            <text:p>0,91455</text:p>
          </table:table-cell>
          <table:table-cell table:formula="oooc:=PEARSON([.C565:.E565];[.F565:.H565])" office:value-type="float" office:value="0.914553889587727">
            <text:p>0,91455</text:p>
          </table:table-cell>
          <table:table-cell office:value-type="float" office:value="2.345">
            <text:p>2,345</text:p>
          </table:table-cell>
          <table:table-cell office:value-type="float" office:value="3.45">
            <text:p>3,45</text:p>
          </table:table-cell>
          <table:table-cell office:value-type="float" office:value="1.87">
            <text:p>1,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6:.E566];[.F566:.H566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67:.E567];[.F567:.H567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8:.E568];[.F568:.H568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9:.E569];[.F569:.H569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70:.E570];[.F570:.H570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PEARSON([.C571:.E571];[.F571:.H571])" office:value-type="float" office:value="0">
            <text:p>#DIV/0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PEARSON([.C572:.E572];[.F572:.H572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ARSON([.C574:.E574];[.F574:.G574])" office:value-type="float" office:value="0">
            <text:p>Err:50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17494279632814">
            <text:p>0,17494</text:p>
          </table:table-cell>
          <table:table-cell table:formula="oooc:=TTEST([.C576:.D576];[.E576:.F576];[.G576];[.H576])" office:value-type="float" office:value="0.174942795194232">
            <text:p>0,1749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" table:number-columns-repeated="244"/>
        </table:table-row>
        <table:table-row table:style-name="ro2">
          <table:table-cell office:value-type="float" office:value="0.102416382331969">
            <text:p>0,10242</text:p>
          </table:table-cell>
          <table:table-cell table:formula="oooc:=TTEST([.C577:.D577];[.E577:.F577];[.G577];[.H577])" office:value-type="float" office:value="0.10241638232505">
            <text:p>0,102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5876398890122">
            <text:p>0,15588</text:p>
          </table:table-cell>
          <table:table-cell table:formula="oooc:=TTEST([.C578:.D578];[.E578:.F578];[.G578];[.H578])" office:value-type="float" office:value="0.155876399194157">
            <text:p>0,155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21983473914506">
            <text:p>0,12198</text:p>
          </table:table-cell>
          <table:table-cell table:formula="oooc:=TTEST([.C579:.D579];[.E579:.F579];[.G579];[.H579])" office:value-type="float" office:value="0.121983473566101">
            <text:p>0,1219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0188322942414">
            <text:p>0,15019</text:p>
          </table:table-cell>
          <table:table-cell table:formula="oooc:=TTEST([.C580:.D580];[.E580:.F580];[.G580];[.H580])" office:value-type="float" office:value="0.150188323008742">
            <text:p>0,1501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42829927585166">
            <text:p>0,84283</text:p>
          </table:table-cell>
          <table:table-cell table:formula="oooc:=TTEST([.C581:.D581];[.E581:.F581];[.G581];[.H581])" office:value-type="float" office:value="0.842829927515755">
            <text:p>0,84283</text:p>
          </table:table-cell>
          <table:table-cell office:value-type="float" office:value="1002">
            <text:p>1002</text:p>
          </table:table-cell>
          <table:table-cell office:value-type="float" office:value="3456">
            <text:p>3456</text:p>
          </table:table-cell>
          <table:table-cell office:value-type="float" office:value="2342">
            <text:p>2342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902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00302663411631868">
            <text:p>0,00303</text:p>
          </table:table-cell>
          <table:table-cell table:formula="oooc:=TTEST([.C582:.D582];[.E582:.F582];[.G582];[.H582])" office:value-type="float" office:value="0.0030266341165851">
            <text:p>0,00303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902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224921531578864">
            <text:p>0,22492</text:p>
          </table:table-cell>
          <table:table-cell table:formula="oooc:=TTEST([.C583:.D583];[.E583:.F583];[.G583];[.H583])" office:value-type="float" office:value="0.224921531554647">
            <text:p>0,22492</text:p>
          </table:table-cell>
          <table:table-cell office:value-type="float" office:value="-234">
            <text:p>-234</text:p>
          </table:table-cell>
          <table:table-cell office:value-type="float" office:value="546">
            <text:p>546</text:p>
          </table:table-cell>
          <table:table-cell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902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409071216656552">
            <text:p>0,40907</text:p>
          </table:table-cell>
          <table:table-cell table:formula="oooc:=TTEST([.C584:.D584];[.E584:.F584];[.G584];[.H584])" office:value-type="float" office:value="0.409071216616395">
            <text:p>0,40907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16280608391242">
            <text:p>0,41628</text:p>
          </table:table-cell>
          <table:table-cell table:formula="oooc:=TTEST([.C585:.D585];[.E585:.F585];[.G585];[.H585])" office:value-type="float" office:value="0.416280608383871">
            <text:p>0,41628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4124158248244">
            <text:p>0,42412</text:p>
          </table:table-cell>
          <table:table-cell table:formula="oooc:=TTEST([.C586:.D586];[.E586:.F586];[.G586];[.H586])" office:value-type="float" office:value="0.424124158214735">
            <text:p>0,42412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100459105148786">
            <text:p>0,01005</text:p>
          </table:table-cell>
          <table:table-cell table:formula="oooc:=TTEST([.C587:.D587];[.E587:.F587];[.G587];[.H587])" office:value-type="float" office:value="0.0100459105192951">
            <text:p>0,01005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901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8:.D588];[.E588:.F588];[.G588];[.H58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TTEST([.C589:.D589];[.E589:.F589];[.G589];[.H589])" office:value-type="float" office:value="0">
            <text:p>#VALUE!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TTEST([.C590:.D590];[.E590:.F590];[.G590];[.H590])" office:value-type="float" office:value="0">
            <text:p>#VALUE!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91:.D591];[.E591:.F591];[.G591];[.H591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92:.D592];[.E592:.F592];[.G592];[.H59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TTEST([.C594:.D594];[.E594:.G594];[.H594];[.I594])" office:value-type="float" office:value="0">
            <text:p>Err:5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ZTEST([.C596:.F596];[.G596];[.H596])" office:value-type="float" office:value="0.411531636879061">
            <text:p>0,41153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84930329778292">
            <text:p>0,88493</text:p>
          </table:table-cell>
          <table:table-cell table:formula="oooc:=ZTEST([.C597:.F597];[.G597];[.H597])" office:value-type="float" office:value="0.996354820954232">
            <text:p>0,99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ZTEST([.C598:.F598];[.G598];[.H598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ZTEST([.C599:.F599];[.G599];[.H599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96776725996109">
            <text:p>0,96777</text:p>
          </table:table-cell>
          <table:table-cell table:formula="oooc:=ZTEST([.C601:.F601];[.G601])" office:value-type="float" office:value="0.96776725996109">
            <text:p>0,9677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6660839146149">
            <text:p>0,13666</text:p>
          </table:table-cell>
          <table:table-cell table:formula="oooc:=ZTEST([.C602:.F602];[.G602])" office:value-type="float" office:value="0.136660839146149">
            <text:p>0,136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617202758002118">
            <text:p>0,6172</text:p>
          </table:table-cell>
          <table:table-cell table:formula="oooc:=ZTEST([.C604:.G604];[.H604];[.I604])" office:value-type="float" office:value="0.697211691832328">
            <text:p>0,697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01437525605">
            <text:p>0,91014</text:p>
          </table:table-cell>
          <table:table-cell table:formula="oooc:=ZTEST([.C605:.G605];[.H605];[.I605])" office:value-type="float" office:value="0.971110214438201">
            <text:p>0,97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ZTEST([.C606:.G606];[.H606];[.I606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2037092843529">
            <text:p>0,0312</text:p>
          </table:table-cell>
          <table:table-cell table:formula="oooc:=ZTEST([.C607:.G607];[.H607];[.I607])" office:value-type="float" office:value="0.00000250516597821715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52175393525007">
            <text:p>0,35218</text:p>
          </table:table-cell>
          <table:table-cell table:formula="oooc:=ZTEST([.C608:.G608];[.H608];[.I608])"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2231">
            <text:p>2231</text:p>
          </table:table-cell>
          <table:table-cell office:value-type="float" office:value="4565">
            <text:p>4565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24">
            <text:p>2324</text:p>
          </table:table-cell>
          <table:table-cell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75747088023141">
            <text:p>0,17575</text:p>
          </table:table-cell>
          <table:table-cell table:formula="oooc:=ZTEST([.C609:.G609];[.H609];[.I609])" office:value-type="float" office:value="0.0112394366830627">
            <text:p>0,01124</text:p>
          </table:table-cell>
          <table:table-cell office:value-type="float" office:value="2.2">
            <text:p>2,2</text:p>
          </table:table-cell>
          <table:table-cell office:value-type="float" office:value="3.8">
            <text:p>3,8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ZTEST([.C610:.G610];[.H610];[.I610])" office:value-type="float" office:value="0.5">
            <text:p>0,5</text:p>
          </table:table-cell>
          <table:table-cell table:number-columns-repeated="7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8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12:.E612];[.F612:.H612])" office:value-type="float" office:value="1">
            <text:p>1</text:p>
          </table:table-cell>
          <table:table-cell table:number-columns-repeated="6"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" table:number-columns-repeated="244"/>
        </table:table-row>
        <table:table-row table:style-name="ro2">
          <table:table-cell office:value-type="float" office:value="0.0158885604477502">
            <text:p>0,01589</text:p>
          </table:table-cell>
          <table:table-cell table:formula="oooc:=CHITEST([.C613:.E613];[.F613:.H613])" office:value-type="float" office:value="0.0158885604670349">
            <text:p>0,0158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14:.E614];[.F614:.H614])" office:value-type="float" office:value="1">
            <text:p>1</text:p>
          </table:table-cell>
          <table:table-cell table:number-columns-repeated="6"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05399224566261">
            <text:p>0,1054</text:p>
          </table:table-cell>
          <table:table-cell table:formula="oooc:=CHITEST([.C615:.E615];[.F615:.H615])" office:value-type="float" office:value="0.105399224602616">
            <text:p>0,105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704733821340302">
            <text:p>0,07047</text:p>
          </table:table-cell>
          <table:table-cell table:formula="oooc:=CHITEST([.C616:.E616];[.F616:.H616])" office:value-type="float" office:value="0.0704733822058677">
            <text:p>0,0704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17:.E617];[.F617:.H617])" office:value-type="float" office:value="0.0503057599252655">
            <text:p>0,0503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18:.E618];[.F618:.H618])" office:value-type="float" office:value="0.0503057599252655">
            <text:p>0,0503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562342027691">
            <text:p>0,43562</text:p>
          </table:table-cell>
          <table:table-cell table:formula="oooc:=CHITEST([.C619:.E619];[.F619:.H619])" office:value-type="float" office:value="0.435623418778107">
            <text:p>0,43562</text:p>
          </table:table-cell>
          <table:table-cell table:number-columns-repeated="2" table:style-name="ce6" office:value-type="float" office:value="12345">
            <text:p>12345</text:p>
          </table:table-cell>
          <table:table-cell table:style-name="ce6" office:value-type="float" office:value="32345">
            <text:p>32345</text:p>
          </table:table-cell>
          <table:table-cell table:style-name="ce6" office:value-type="float" office:value="12312">
            <text:p>12312</text:p>
          </table:table-cell>
          <table:table-cell table:style-name="ce6" office:value-type="float" office:value="12323">
            <text:p>12323</text:p>
          </table:table-cell>
          <table:table-cell table:style-name="ce6" office:value-type="float" office:value="32123">
            <text:p>3212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67200848117313">
            <text:p>0,3672</text:p>
          </table:table-cell>
          <table:table-cell table:formula="oooc:=CHITEST([.C620:.E620];[.F620:.H620])" office:value-type="float" office:value="0.367200848106625">
            <text:p>0,3672</text:p>
          </table:table-cell>
          <table:table-cell table:style-name="ce6" office:value-type="float" office:value="-11">
            <text:p>-1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.32">
            <text:p>10,32</text:p>
          </table:table-cell>
          <table:table-cell table:style-name="ce6" office:value-type="float" office:value="-12">
            <text:p>-12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CHITEST([.C621:.E621];[.F621:.H621])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6" table:number-columns-repeated="6"/>
          <table:table-cell table:number-columns-repeated="4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3];[.D623])" office:value-type="float" office:value="0">
            <text:p>#VALUE!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4"/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987145235403805">
            <text:p>0,09871</text:p>
          </table:table-cell>
          <table:table-cell table:formula="oooc:=CHITEST([.C624:.D624];[.E624:.F624])" office:value-type="float" office:value="0.0987144933378892">
            <text:p>0,0987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541284832121">
            <text:p>0,42541</text:p>
          </table:table-cell>
          <table:table-cell table:formula="oooc:=CHITEST([.C625:.F625];[.C626:.D627])" office:value-type="float" office:value="0">
            <text:p>Err:50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6:.E626];[.F626:.G626])" office:value-type="float" office:value="0">
            <text:p>Err:50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/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107395449111855">
            <text:p>0,01074</text:p>
          </table:table-cell>
          <table:table-cell table:formula="oooc:=CHITEST([.C627:.E628];[.F627:.H628])" office:value-type="float" office:value="0.0107395449323401">
            <text:p>0,0107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7:.E628];[.F627:.G628])" office:value-type="float" office:value="0">
            <text:p>Err:5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6" table:number-columns-repeated="6"/>
          <table:table-cell table:number-columns-repeated="5"/>
          <table:table-cell table:style-name="ce1" table:number-columns-repeated="243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30:.E630];[.F630:.H630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49508257559715">
            <text:p>0,84951</text:p>
          </table:table-cell>
          <table:table-cell table:formula="oooc:=FTEST([.C631:.E631];[.F631:.H631])" office:value-type="float" office:value="0.8495082575617">
            <text:p>0,8495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99999999998365">
            <text:p>0,7</text:p>
          </table:table-cell>
          <table:table-cell table:formula="oooc:=FTEST([.C632:.E632];[.F632:.H632])"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51011737235812">
            <text:p>0,45101</text:p>
          </table:table-cell>
          <table:table-cell table:formula="oooc:=FTEST([.C633:.E633];[.F633:.H633])" office:value-type="float" office:value="0.451011737236865">
            <text:p>0,45101</text:p>
          </table:table-cell>
          <table:table-cell office:value-type="float" office:value="2210">
            <text:p>2210</text:p>
          </table:table-cell>
          <table:table-cell office:value-type="float" office:value="2131">
            <text:p>21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3243">
            <text:p>3243</text:p>
          </table:table-cell>
          <table:table-cell office:value-type="float" office:value="2133">
            <text:p>213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707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599999999998598">
            <text:p>0,6</text:p>
          </table:table-cell>
          <table:table-cell table:formula="oooc:=FTEST([.C634:.E634];[.F634:.H634])" office:value-type="float" office:value="0.6">
            <text:p>0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0246913580215853">
            <text:p>0</text:p>
          </table:table-cell>
          <table:table-cell table:formula="oooc:=FTEST([.C635:.E635];[.F635:.H635])" office:value-type="float" office:value="0.000000000246913580216431">
            <text:p>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9999999997664">
            <text:p>1</text:p>
          </table:table-cell>
          <table:table-cell table:formula="oooc:=FTEST([.C636:.E636];[.F636:.H636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37:.E637];[.F637:.H637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FTEST([.C638:.E638];[.F638:.H638])" office:value-type="float" office:value="0">
            <text:p>#VALUE!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TEST([.C640];[.D640:.H640])" office:value-type="float" office:value="0">
            <text:p>#VALUE!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float" office:value="0.160625543023546">
            <text:p>0,16063</text:p>
          </table:table-cell>
          <table:table-cell table:formula="oooc:=FTEST([.C641:.D641];[.E641:.H641])" office:value-type="float" office:value="0.160625543047428">
            <text:p>0,1606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4cm" svg:height="2.856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1" table:number-columns-repeated="241"/>
        </table:table-row>
        <table:table-row table:style-name="ro2">
          <table:table-cell office:value-type="float" office:value="0.626394359210994">
            <text:p>0,62639</text:p>
          </table:table-cell>
          <table:table-cell table:formula="oooc:=FTEST([.C642:.E642];[.F642:.G642])" office:value-type="float" office:value="0.626394360513109">
            <text:p>0,62639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33333333333333">
            <text:p>1,33333</text:p>
          </table:table-cell>
          <table:table-cell table:formula="oooc:=STANDARDIZE([.C644];[.D644];[.E644])" office:value-type="float" office:value="1.33333333333333">
            <text:p>1,3333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-1.04">
            <text:p>-1,04</text:p>
          </table:table-cell>
          <table:table-cell table:formula="oooc:=STANDARDIZE([.C645];[.D645];[.E645])" office:value-type="float" office:value="-1.04">
            <text:p>-1,04</text:p>
          </table:table-cell>
          <table:table-cell office:value-type="float" office:value="1.2">
            <text:p>1,2</text:p>
          </table:table-cell>
          <table:table-cell office:value-type="float" office:value="3.8">
            <text:p>3,8</text:p>
          </table:table-cell>
          <table:table-cell office:value-type="float" office:value="2.5">
            <text:p>2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0372771474878">
            <text:p>0,81037</text:p>
          </table:table-cell>
          <table:table-cell table:formula="oooc:=STANDARDIZE([.C646];[.D646];[.E646])" office:value-type="float" office:value="0.810372771474878">
            <text:p>0,81037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234">
            <text:p>123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STANDARDIZE([.C647];[.D647];[.E64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1.33333333333333">
            <text:p>-1,33333</text:p>
          </table:table-cell>
          <table:table-cell table:formula="oooc:=STANDARDIZE([.C648];[.D648];[.E648])" office:value-type="float" office:value="-1.33333333333333">
            <text:p>-1,33333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STANDARDIZE([.C649];[.D649];[.E649])" office:value-type="float" office:value="0">
            <text:p>#DIV/0!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ANDARDIZE([.C650];[.D650];[.E650])" office:value-type="float" office:value="0">
            <text:p>Err:5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5240638225085">
            <text:p>1,52406</text:p>
          </table:table-cell>
          <table:table-cell table:formula="oooc:=GAMMALN([.C652])" office:value-type="float" office:value="1.52406382236129">
            <text:p>1,52406</text:p>
          </table:table-cell>
          <table:table-cell office:value-type="float" office:value="0.2">
            <text:p>0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" table:number-columns-repeated="244"/>
        </table:table-row>
        <table:table-row table:style-name="ro2">
          <table:table-cell office:value-type="float" office:value="-0.0498724413063121">
            <text:p>-0,04987</text:p>
          </table:table-cell>
          <table:table-cell table:formula="oooc:=GAMMALN([.C653])" office:value-type="float" office:value="-0.0498724411591027">
            <text:p>-0,04987</text:p>
          </table:table-cell>
          <table:table-cell office:value-type="float" office:value="1.1">
            <text:p>1,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0000000000417159640164755">
            <text:p>0</text:p>
          </table:table-cell>
          <table:table-cell table:formula="oooc:=GAMMALN([.C654])" office:value-type="float" office:value="0.000000000105493391799882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585480680690318">
            <text:p>0,00585</text:p>
          </table:table-cell>
          <table:table-cell table:formula="oooc:=GAMMALN([.C655])" office:value-type="float" office:value="0.00585480665969307">
            <text:p>0,00585</text:p>
          </table:table-cell>
          <table:table-cell office:value-type="float" office:value="0.99">
            <text:p>0,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5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57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4664716763387">
            <text:p>0,86466</text:p>
          </table:table-cell>
          <table:table-cell table:formula="oooc:=EXPONDIST([.C659];[.D659];[.E659])" office:value-type="float" office:value="0.864664716763387">
            <text:p>0,86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.270670566473225">
            <text:p>0,27067</text:p>
          </table:table-cell>
          <table:table-cell table:formula="oooc:=EXPONDIST([.C660];[.D660];[.E660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4cm" svg:height="2.902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81362602396059">
            <text:p>0,81363</text:p>
          </table:table-cell>
          <table:table-cell table:formula="oooc:=EXPONDIST([.C661];[.D661];[.E661])" office:value-type="float" office:value="0.81362602396059">
            <text:p>0,81363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223648771247292">
            <text:p>0,02236</text:p>
          </table:table-cell>
          <table:table-cell table:formula="oooc:=EXPONDIST([.C662];[.D662];[.E662])" office:value-type="float" office:value="0.0223648771247292">
            <text:p>0,02236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0176718033718">
            <text:p>0,99018</text:p>
          </table:table-cell>
          <table:table-cell table:formula="oooc:=EXPONDIST([.C663];[.D663];[.E663])" office:value-type="float" office:value="0.990176718033718">
            <text:p>0,99018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338903227836716">
            <text:p>0,03389</text:p>
          </table:table-cell>
          <table:table-cell table:formula="oooc:=EXPONDIST([.C664];[.D664];[.E664])" office:value-type="float" office:value="0.0338903227836716">
            <text:p>0,03389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9522030933364">
            <text:p>0,76952</text:p>
          </table:table-cell>
          <table:table-cell table:formula="oooc:=EXPONDIST([.C665];[.D665];[.E665])" office:value-type="float" office:value="0.769522030933364">
            <text:p>0,76952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0276573562879963">
            <text:p>0,00028</text:p>
          </table:table-cell>
          <table:table-cell table:formula="oooc:=EXPONDIST([.C666];[.D666];[.E666])" office:value-type="float" office:value="0.000276573562879963">
            <text:p>0,00028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9562755841065">
            <text:p>0,19563</text:p>
          </table:table-cell>
          <table:table-cell table:formula="oooc:=EXPONDIST([.C667];[.D667];[.E667])" office:value-type="float" office:value="0.19562755841065">
            <text:p>0,19563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68];[.D668];[.E668])" office:value-type="float" office:value="0">
            <text:p>0</text:p>
          </table:table-cell>
          <table:table-cell office:value-type="float" office:value="-0.01">
            <text:p>-0,01</text:p>
          </table:table-cell>
          <table:table-cell office:value-type="float" office:value="2.2">
            <text:p>2,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69];[.D669];[.E669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32120558828558">
            <text:p>0,63212</text:p>
          </table:table-cell>
          <table:table-cell table:formula="oooc:=WEIBULL([.C671];[.D671];[.E671];[.F671])" office:value-type="float" office:value="0.632120558828558">
            <text:p>0,63212</text:p>
          </table:table-cell>
          <table:table-cell table:number-columns-repeated="3"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WEIBULL([.C672];[.D672];[.E672];[.F67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73];[.D673];[.E673];[.F673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74];[.D674];[.E674];[.F674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75];[.D675];[.E675];[.F675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76];[.D676];[.E676];[.F676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29581390069277">
            <text:p>0,92958</text:p>
          </table:table-cell>
          <table:table-cell table:formula="oooc:=WEIBULL([.C677];[.D677];[.E677];[.F677])" office:value-type="float" office:value="0.929581390069277">
            <text:p>0,92958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8];[.D678];[.E678];[.F678])" office:value-type="float" office:value="0">
            <text:p>Err:50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9];[.D679];[.E679];[.F679])" office:value-type="float" office:value="0">
            <text:p>Err:50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80];[.D680];[.E680];[.F680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4cm" svg:height="2.66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FISHER([.C682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([.C68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8002011672502">
            <text:p>3,8002</text:p>
          </table:table-cell>
          <table:table-cell table:formula="oooc:=FISHER([.C684])" office:value-type="float" office:value="3.8002011672502">
            <text:p>3,8002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100003333533347">
            <text:p>0,01</text:p>
          </table:table-cell>
          <table:table-cell table:formula="oooc:=FISHER([.C685])" office:value-type="float" office:value="0.0100003333533347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901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FISHER([.C686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901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FISHER([.C687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4cm" svg:height="2.874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238417017362371">
            <text:p>0,23842</text:p>
          </table:table-cell>
          <table:table-cell table:formula="oooc:=FISHER([.C688])" office:value-type="float" office:value="0.238417017362371">
            <text:p>0,2384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9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90])" office:value-type="float" office:value="0">
            <text:p>Err:502</text:p>
          </table:table-cell>
          <table:table-cell office:value-type="float" office:value="1.2">
            <text:p>1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91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formula="oooc:=SUMX2MY2([.C693:.E693];[.F693:.H693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number-columns-repeated="244"/>
        </table:table-row>
        <table:table-row table:style-name="ro2">
          <table:table-cell office:value-type="float" office:value="9.96">
            <text:p>9,96</text:p>
          </table:table-cell>
          <table:table-cell table:formula="oooc:=SUMX2MY2([.C694:.E694];[.F694:.H694])" office:value-type="float" office:value="9.96">
            <text:p>9,96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MY2([.C696:.E696];[.F696:.G696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6">
            <text:p>46</text:p>
          </table:table-cell>
          <table:table-cell table:formula="oooc:=SUMX2PY2([.C698:.E698];[.F698:.H698])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number-columns-repeated="244"/>
        </table:table-row>
        <table:table-row table:style-name="ro2">
          <table:table-cell office:value-type="float" office:value="54.84">
            <text:p>54,84</text:p>
          </table:table-cell>
          <table:table-cell table:formula="oooc:=SUMX2PY2([.C699:.E699];[.F699:.H699])" office:value-type="float" office:value="54.84">
            <text:p>54,8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PY2([.C701:.E701];[.F701:.G701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SUMXMY2([.C703:.E703];[.F703:.H703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number-columns-repeated="244"/>
        </table:table-row>
        <table:table-row table:style-name="ro2">
          <table:table-cell office:value-type="float" office:value="29.24">
            <text:p>29,24</text:p>
          </table:table-cell>
          <table:table-cell table:formula="oooc:=SUMXMY2([.C704:.E704];[.F704:.H704])" office:value-type="float" office:value="29.24">
            <text:p>29,2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MY2([.C706:.E706];[.F706:.G706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A([.C708])" office:value-type="float" office:value="0">
            <text:p>0</text:p>
          </table:table-cell>
          <table:table-cell office:value-type="float" office:value="2.3">
            <text:p>2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4142135623731">
            <text:p>1,41421</text:p>
          </table:table-cell>
          <table:table-cell table:formula="oooc:=STDEVPA([.C710:.F710])" office:value-type="float" office:value="1.4142135623731">
            <text:p>1,414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TDEVPA([.C711:.F711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5664907948403">
            <text:p>2,56649</text:p>
          </table:table-cell>
          <table:table-cell table:formula="oooc:=STDEVPA([.C712:.F712])" office:value-type="float" office:value="2.5664907948403">
            <text:p>2,56649</text:p>
          </table:table-cell>
          <table:table-cell office:value-type="float" office:value="-2.3">
            <text:p>-2,3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8443731048635">
            <text:p>1,38444</text:p>
          </table:table-cell>
          <table:table-cell table:formula="oooc:=STDEVPA([.C714:.H714])" office:value-type="float" office:value="1.38443731048635">
            <text:p>1,38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49071198499986">
            <text:p>1,49071</text:p>
          </table:table-cell>
          <table:table-cell table:formula="oooc:=STDEVPA([.C715:.H715])" office:value-type="float" office:value="1.49071198499986">
            <text:p>1,49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false">
            <text:p>ЛОЖЬ</text:p>
          </table:table-cell>
          <table:table-cell office:value-type="float" office:value="4">
            <text:p>4</text:p>
          </table:table-cell>
          <table:table-cell table:style-name="ce7" office:value-type="boolean" office:boolean-value="true">
            <text:p>ИСТИНА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62910049886276">
            <text:p>0,46291</text:p>
          </table:table-cell>
          <table:table-cell table:formula="oooc:=STEYX([.C717:.E717];[.F717:.H717])" office:value-type="float" office:value="0.462910049886276">
            <text:p>0,462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number-columns-repeated="244"/>
        </table:table-row>
        <table:table-row table:style-name="ro2">
          <table:table-cell office:value-type="float" office:value="2.54950975679639">
            <text:p>2,54951</text:p>
          </table:table-cell>
          <table:table-cell table:formula="oooc:=STEYX([.C718:.E718];[.F718:.H718])" office:value-type="float" office:value="2.54950975679639">
            <text:p>2,54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71547606649408">
            <text:p>0,57155</text:p>
          </table:table-cell>
          <table:table-cell table:formula="oooc:=STEYX([.C719:.E719];[.F719:.H719])" office:value-type="float" office:value="0.571547606649408">
            <text:p>0,57155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.63774535269823">
            <text:p>5,63775</text:p>
          </table:table-cell>
          <table:table-cell table:formula="oooc:=STEYX([.C720:.E720];[.F720:.H720])" office:value-type="float" office:value="5.63774535269823">
            <text:p>5,63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881962098311">
            <text:p>0,88196</text:p>
          </table:table-cell>
          <table:table-cell table:formula="oooc:=STEYX([.C721:.E721];[.F721:.H721])" office:value-type="float" office:value="0.881962098311">
            <text:p>0,88196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8374582404827">
            <text:p>1,68375</text:p>
          </table:table-cell>
          <table:table-cell table:formula="oooc:=STEYX([.C722:.E722];[.F722:.H722])" office:value-type="float" office:value="1.68374582404827">
            <text:p>1,6837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.43920964570057">
            <text:p>4,43921</text:p>
          </table:table-cell>
          <table:table-cell table:formula="oooc:=STEYX([.C723:.E723];[.F723:.H723])" office:value-type="float" office:value="4.43920964570057">
            <text:p>4,4392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TEYX([.C724:.E724];[.F724:.H724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TEYX([.C725:.E725];[.F725:.H725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TEYX([.C727:.E727];[.F727:.G727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EYX([.C728];[.D728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30571895021004">
            <text:p>3,30572</text:p>
          </table:table-cell>
          <table:table-cell table:formula="oooc:=STEYX([.C730:.I730];[.C731:.I731])" office:value-type="float" office:value="3.30571895021004">
            <text:p>3,30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1051177665153">
            <text:p>3,81051</text:p>
          </table:table-cell>
          <table:table-cell table:formula="oooc:=STEYX([.C730:.E731];[.F730:.H731])" office:value-type="float" office:value="3.81051177665153">
            <text:p>3,810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CORREL([.C734:.E734];[.F734:.H734])" office:value-type="float" office:value="-0.944911182523068">
            <text:p>-0,944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number-columns-repeated="244"/>
        </table:table-row>
        <table:table-row table:style-name="ro2">
          <table:table-cell office:value-type="float" office:value="0.0524142418360959">
            <text:p>0,05241</text:p>
          </table:table-cell>
          <table:table-cell table:formula="oooc:=CORREL([.C735:.E735];[.F735:.H735])" office:value-type="float" office:value="0.0524142418360959">
            <text:p>0,052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777713771047819">
            <text:p>-0,77771</text:p>
          </table:table-cell>
          <table:table-cell table:formula="oooc:=CORREL([.C736:.E736];[.F736:.H736])" office:value-type="float" office:value="-0.777713771047819">
            <text:p>-0,77771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404443325615576">
            <text:p>0,40444</text:p>
          </table:table-cell>
          <table:table-cell table:formula="oooc:=CORREL([.C737:.E737];[.F737:.H737])" office:value-type="float" office:value="0.404443325615576">
            <text:p>0,40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188982236504614">
            <text:p>-0,18898</text:p>
          </table:table-cell>
          <table:table-cell table:formula="oooc:=CORREL([.C738:.E738];[.F738:.H738])" office:value-type="float" office:value="-0.188982236504614">
            <text:p>-0,18898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827788113360999">
            <text:p>-0,82779</text:p>
          </table:table-cell>
          <table:table-cell table:formula="oooc:=CORREL([.C739:.E739];[.F739:.H739])" office:value-type="float" office:value="-0.827788113360999">
            <text:p>-0,82779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631911113850141">
            <text:p>0,63191</text:p>
          </table:table-cell>
          <table:table-cell table:formula="oooc:=CORREL([.C740:.E740];[.F740:.H740])" office:value-type="float" office:value="0.631911113850141">
            <text:p>0,6319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CORREL([.C741:.E741];[.F741:.H741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42:.E742];[.F742:.H742])" office:value-type="float" office:value="0">
            <text:p>#DIV/0!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CORREL([.C744:.E744];[.F744:.G744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45];[.D745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40728460242825">
            <text:p>0,24073</text:p>
          </table:table-cell>
          <table:table-cell table:formula="oooc:=CORREL([.C747:.I747];[.C748:.I748])" office:value-type="float" office:value="0.240728460242825">
            <text:p>0,240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178885438199983">
            <text:p>0,17889</text:p>
          </table:table-cell>
          <table:table-cell table:formula="oooc:=CORREL([.C747:.E748];[.F747:.H748])" office:value-type="float" office:value="0.178885438199983">
            <text:p>0,17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4">
            <text:p>5,4</text:p>
          </table:table-cell>
          <table:table-cell table:formula="oooc:=INTERCEPT([.C750:.E750];[.F750:.H750])" office:value-type="float" office:value="5.4">
            <text:p>5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number-columns-repeated="244"/>
        </table:table-row>
        <table:table-row table:style-name="ro2">
          <table:table-cell office:value-type="float" office:value="-3.19424460431655">
            <text:p>-3,19424</text:p>
          </table:table-cell>
          <table:table-cell table:formula="oooc:=INTERCEPT([.C751:.E751];[.F751:.H751])" office:value-type="float" office:value="-3.19424460431655">
            <text:p>-3,19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4cm" svg:height="3.881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3.70714285714286">
            <text:p>3,70714</text:p>
          </table:table-cell>
          <table:table-cell table:formula="oooc:=INTERCEPT([.C752:.E752];[.F752:.H752])" office:value-type="float" office:value="3.70714285714286">
            <text:p>3,7071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4cm" svg:height="2.513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7.35">
            <text:p>7,35</text:p>
          </table:table-cell>
          <table:table-cell table:formula="oooc:=INTERCEPT([.C753:.E753];[.F753:.H753])" office:value-type="float" office:value="7.35">
            <text:p>7,3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5.91518987341772">
            <text:p>-5,91519</text:p>
          </table:table-cell>
          <table:table-cell table:formula="oooc:=INTERCEPT([.C754:.E754];[.F754:.H754])" office:value-type="float" office:value="-5.91518987341772">
            <text:p>-5,91519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4cm" svg:height="2.007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INTERCEPT([.C755:.E755];[.F755:.H755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INTERCEPT([.C756:.E756];[.F756:.H756])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INTERCEPT([.C758:.E758];[.F758:.G758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INTERCEPT([.C759];[.D75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6666666666667">
            <text:p>3,16667</text:p>
          </table:table-cell>
          <table:table-cell table:formula="oooc:=INTERCEPT([.C761:.I761];[.C762:.I762])" office:value-type="float" office:value="3.16666666666667">
            <text:p>3,1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4cm" svg:height="1.97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4.72">
            <text:p>4,72</text:p>
          </table:table-cell>
          <table:table-cell table:formula="oooc:=INTERCEPT([.C761:.E762];[.F761:.H762])" office:value-type="float" office:value="4.72">
            <text:p>4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0.3">
            <text:p>-0,3</text:p>
          </table:table-cell>
          <table:table-cell table:formula="oooc:=SLOPE([.C764:.E764];[.F764:.H764])" office:value-type="float" office:value="-0.3">
            <text:p>-0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number-columns-repeated="244"/>
        </table:table-row>
        <table:table-row table:style-name="ro2">
          <table:table-cell office:value-type="float" office:value="0.863309352517986">
            <text:p>0,86331</text:p>
          </table:table-cell>
          <table:table-cell table:formula="oooc:=SLOPE([.C765:.E765];[.F765:.H765])" office:value-type="float" office:value="0.863309352517986">
            <text:p>0,86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0785714285714286">
            <text:p>-0,07857</text:p>
          </table:table-cell>
          <table:table-cell table:formula="oooc:=SLOPE([.C766:.E766];[.F766:.H766])" office:value-type="float" office:value="-0.0785714285714286">
            <text:p>-0,07857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1.15">
            <text:p>-1,15</text:p>
          </table:table-cell>
          <table:table-cell table:formula="oooc:=SLOPE([.C767:.E767];[.F767:.H767])" office:value-type="float" office:value="-1.15">
            <text:p>-1,1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6244725738397">
            <text:p>1,66245</text:p>
          </table:table-cell>
          <table:table-cell table:formula="oooc:=SLOPE([.C768:.E768];[.F768:.H768])" office:value-type="float" office:value="1.66244725738397">
            <text:p>1,66245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LOPE([.C769:.E769];[.F769:.H76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LOPE([.C770:.E770];[.F770:.H770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LOPE([.C772:.E772];[.F772:.G772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05555555555556">
            <text:p>0,30556</text:p>
          </table:table-cell>
          <table:table-cell table:formula="oooc:=SLOPE([.C774:.I774];[.C775:.I775])" office:value-type="float" office:value="0.305555555555556">
            <text:p>0,305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24">
            <text:p>0,24</text:p>
          </table:table-cell>
          <table:table-cell table:formula="oooc:=SLOPE([.C774:.E775];[.F774:.H775])" office:value-type="float" office:value="0.24">
            <text:p>0,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ROB([.C777:.D777];[.E777:.F777];[.G777];[.H77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PROB([.C778:.D778];[.E778:.F778];[.G778];[.H778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ROB([.C779:.D779];[.E779:.F779];[.G779];[.H77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PROB([.C780:.D780];[.E780:.F780];[.G780];[.H780])"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81:.D781];[.E781:.F781];[.G781];[.H781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82:.D782];[.E782:.F782];[.G782];[.H782])" office:value-type="float" office:value="0.2">
            <text:p>0,2</text:p>
          </table:table-cell>
          <table:table-cell office:value-type="float" office:value="-2.3">
            <text:p>-2,3</text:p>
          </table:table-cell>
          <table:table-cell office:value-type="float" office:value="5.6">
            <text:p>5,6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ROB([.C783:.D783];[.E783:.F783];[.G783];[.H783])"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2">
            <text:p>-0,2</text:p>
          </table:table-cell>
          <table:table-cell table:formula="oooc:=PROB([.C784:.D784];[.E784:.F784];[.G784];[.H78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-0.2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ROB([.C785:.D785];[.E785:.F785];[.G785];[.H785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1">
            <text:p>0,1</text:p>
          </table:table-cell>
          <table:table-cell table:formula="oooc:=PROB([.C787:.D788];[.E787:.F788];[.G787])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ROB([.C788:.D788];[.E787:.F788];[.G788];[.H788])" office:value-type="float" office:value="0">
            <text:p>#N/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CRITBINOM([.C790];[.D790];[.E790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RITBINOM([.C791];[.D791];[.E791])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RITBINOM([.C792];[.D792];[.E792])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RITBINOM([.C793];[.D793];[.E793])" office:value-type="float" office:value="1">
            <text:p>1</text:p>
          </table:table-cell>
          <table:table-cell table:style-name="ce5" office:value-type="float" office:value="3.9">
            <text:p>3,9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RITBINOM([.C794];[.D794];[.E794])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10">
            <text:p>310</text:p>
          </table:table-cell>
          <table:table-cell table:formula="oooc:=CRITBINOM([.C795];[.D795];[.E795])" office:value-type="float" office:value="310">
            <text:p>31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6];[.D796];[.E796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001">
            <text:p>0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CRITBINOM([.C797];[.D797];[.E797]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999">
            <text:p>0,999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8];[.D798];[.E798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001">
            <text:p>0,00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CRITBINOM([.C799];[.D799];[.E799])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999">
            <text:p>0,99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800];[.D800];[.E800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10">
            <text:p>10</text:p>
          </table:table-cell>
          <table:table-cell table:formula="oooc:=CRITBINOM([.C801];[.D801];[.E801]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2];[.D802];[.E802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3];[.D803];[.E803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4];[.D804];[.E804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-0.001">
            <text:p>-0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5];[.D805];[.E805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.001">
            <text:p>1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6];[.D806];[.E806]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7];[.D807];[.E807])" office:value-type="float" office:value="0">
            <text:p>#VALUE!</text:p>
          </table:table-cell>
          <table:table-cell table:style-name="ce5" office:value-type="float" office:value="10000000000">
            <text:p>1000000000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809:.E809];[.F809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PERCENTRANK([.C810:.E810];[.F81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811:.E811];[.F81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6.23">
            <text:p>6,23</text:p>
          </table:table-cell>
          <table:table-cell office:value-type="float" office:value="2.2">
            <text:p>2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RANK([.C812:.E812];[.F81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5">
            <text:p>0,75</text:p>
          </table:table-cell>
          <table:table-cell table:formula="oooc:=PERCENTRANK([.C813:.E813];[.F813])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25">
            <text:p>0,625</text:p>
          </table:table-cell>
          <table:table-cell table:formula="oooc:=PERCENTRANK([.C814:.E814];[.F814])" office:value-type="float" office:value="0.625">
            <text:p>0,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15:.E815];[.F815])" office:value-type="float" office:value="0.821428571428571">
            <text:p>0,82143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16:.E816];[.F816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RCENTRANK([.C817:.E817];[.F817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19:.E819];[.F819];[.G819])" office:value-type="float" office:value="0">
            <office:annotation draw:style-name="gr1" draw:text-style-name="P2" svg:width="2.89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">
            <text:p>0,82142</text:p>
          </table:table-cell>
          <table:table-cell table:formula="oooc:=PERCENTRANK([.C820:.E820];[.F820];[.G820])" office:value-type="float" office:value="0">
            <office:annotation draw:style-name="gr1" draw:text-style-name="P2" svg:width="2.89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8">
            <text:p>0,82143</text:p>
          </table:table-cell>
          <table:table-cell table:formula="oooc:=PERCENTRANK([.C821:.E821];[.F821];[.G821])" office:value-type="float" office:value="0">
            <office:annotation draw:style-name="gr1" draw:text-style-name="P2" svg:width="2.89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RANK([.C822:.E822];[.F822];[.G822])" office:value-type="float" office:value="0">
            <office:annotation draw:style-name="gr1" draw:text-style-name="P2" svg:width="2.89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99">
            <text:p>0,9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24:.H824];[.I824])"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25:.H825];[.I825])"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8">
            <text:p>0,8</text:p>
          </table:table-cell>
          <table:table-cell table:formula="oooc:=PERCENTRANK([.C826:.H826];[.I826])"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7">
            <text:p>0,7</text:p>
          </table:table-cell>
          <table:table-cell table:formula="oooc:=PERCENTRANK([.C827:.H827];[.I827])" office:value-type="float" office:value="0.7">
            <text:p>0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ERCENTRANK([.C829];[.D829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30];[.D830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32:.G832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MODE([.C833:.G83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34:.G83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36:.I836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E([.C837:.I837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ODE([.C838:.I83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39:.I839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ODE([.C840:.I840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ODE([.C842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TRIMMEAN([.C844:.G844];[.H84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TRIMMEAN([.C845:.G845];[.H845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6:.G846];[.H84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7:.G847];[.H84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8:.G848];[.H84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43333333333333">
            <text:p>2,43333</text:p>
          </table:table-cell>
          <table:table-cell table:formula="oooc:=TRIMMEAN([.C850:.H850];[.I850])" office:value-type="float" office:value="2.43333333333333">
            <text:p>2,4333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5">
            <text:p>2,65</text:p>
          </table:table-cell>
          <table:table-cell table:formula="oooc:=TRIMMEAN([.C851:.H851];[.I851])" office:value-type="float" office:value="2.65">
            <text:p>2,65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RIMMEAN([.C852:.H852];[.I852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RIMMEAN([.C853:.H853];[.I853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0.01">
            <text:p>-0,0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TRIMMEAN([.C855];[.D85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QUARTILE([.C857:.G857];[.H857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QUARTILE([.C858:.G858];[.H858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QUARTILE([.C859:.G859];[.H85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QUARTILE([.C860:.G860];[.H86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QUARTILE([.C861:.G861];[.H86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QUARTILE([.C862:.G862];[.H86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">
            <text:p>1,3</text:p>
          </table:table-cell>
          <table:table-cell table:formula="oooc:=QUARTILE([.C864:.H864];[.I864])" office:value-type="float" office:value="1.3">
            <text:p>1,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8">
            <text:p>2,8</text:p>
          </table:table-cell>
          <table:table-cell table:formula="oooc:=QUARTILE([.C865:.H865];[.I865])"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PERCENTILE([.C867:.G867];[.H86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PERCENTILE([.C868:.G868];[.H868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8">
            <text:p>1,8</text:p>
          </table:table-cell>
          <table:table-cell table:formula="oooc:=PERCENTILE([.C869:.G869];[.H869])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ILE([.C870:.G870];[.H87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PERCENTILE([.C871:.G871];[.H87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.2">
            <text:p>2,2</text:p>
          </table:table-cell>
          <table:table-cell table:formula="oooc:=PERCENTILE([.C872:.G872];[.H872])" office:value-type="float" office:value="2.2">
            <text:p>2,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ILE([.C873:.G873];[.H873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CENTILE([.C874:.G874];[.H874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EDIAN([.C876:.G87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EDIAN([.C877:.G877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EDIAN([.C878:.G878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EDIAN([.C880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7">
            <text:p>2,7</text:p>
          </table:table-cell>
          <table:table-cell table:formula="oooc:=MEDIAN([.C882:.H882])"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83:.H883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84:.H884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EDIAN([.C885:.H885])" office:value-type="float" office:value="0.5">
            <text:p>0,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MEDIAN([.C886:.H886])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88:.G888];[.H888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SMALL([.C889:.G889];[.H88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MALL([.C890:.G890];[.H890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91:.G891];[.H891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92:.G892];[.H892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MALL([.C893:.G893];[.H893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94:.G894];[.H894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95:.G895];[.H895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SMALL([.C897:.F897];[.G897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98:.F898];[.G898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SMALL([.C900:.E900];[.F900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901:.E901];[.F901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903];[.D903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ARGE([.C905:.G905];[.H905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ARGE([.C906:.G906];[.H90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7:.G907];[.H90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8:.G908];[.H908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9:.G909];[.H909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10:.G910];[.H910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11:.G911];[.H911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12:.G912];[.H91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LARGE([.C914:.F914];[.G914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15:.F915];[.G915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LARGE([.C917:.E917];[.F917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18:.E918];[.F918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ORECAST([.C920];[.D920:.F920];[.G920:.I920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FORECAST([.C921];[.D921:.F921];[.G921:.I921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FORECAST([.C922];[.D922:.F922];[.G922:.I922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ORECAST([.C923];[.D923:.F923];[.G923:.I923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5.9">
            <text:p>-5,9</text:p>
          </table:table-cell>
          <table:table-cell table:formula="oooc:=FORECAST([.C924];[.D924:.F924];[.G924:.I924])" office:value-type="float" office:value="-5.9">
            <text:p>-5,9</text:p>
          </table:table-cell>
          <table:table-cell office:value-type="float" office:value="-2">
            <text:p>-2</text:p>
          </table:table-cell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57692307692308">
            <text:p>4,57692</text:p>
          </table:table-cell>
          <table:table-cell table:formula="oooc:=FORECAST([.C925];[.D925:.F925];[.G925:.I925])" office:value-type="float" office:value="4.57692307692308">
            <text:p>4,576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35483870967742">
            <text:p>8,35484</text:p>
          </table:table-cell>
          <table:table-cell table:formula="oooc:=FORECAST([.C926];[.D926:.F926];[.G926:.I926])" office:value-type="float" office:value="8.35483870967742">
            <text:p>8,35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5.32258064516129">
            <text:p>5,32258</text:p>
          </table:table-cell>
          <table:table-cell table:formula="oooc:=FORECAST([.C927];[.D927:.F927];[.G927:.I927])" office:value-type="float" office:value="5.32258064516129">
            <text:p>5,322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4.25083056478405">
            <text:p>-4,25083</text:p>
          </table:table-cell>
          <table:table-cell table:formula="oooc:=FORECAST([.C928];[.D928:.F928];[.G928:.I928])" office:value-type="float" office:value="-4.25083056478405">
            <text:p>-4,25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-0.105">
            <text:p>-0,105</text:p>
          </table:table-cell>
          <table:table-cell table:formula="oooc:=FORECAST([.C929];[.D929:.F929];[.G929:.I929])" office:value-type="float" office:value="-0.104999999999999">
            <text:p>-0,10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7">
            <text:p>7</text:p>
          </table:table-cell>
          <table:table-cell table:formula="oooc:=FORECAST([.C931];[.D931:.E931];[.F931:.G931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FORECAST([.C932];[.D932:.E932];[.F932:.G932])" office:value-type="float" office:value="0">
            <text:p>#DIV/0!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FORECAST([.C933];[.D933:.E933];[.F933:.H933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A([.C935];[.D935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number-columns-repeated="244"/>
        </table:table-row>
        <table:table-row table:style-name="ro2">
          <table:table-cell office:value-type="float" office:value="46.08">
            <text:p>46,08</text:p>
          </table:table-cell>
          <table:table-cell table:formula="oooc:=VARA([.C936];[.D936])" office:value-type="float" office:value="46.08">
            <text:p>46,08</text:p>
          </table:table-cell>
          <table:table-cell office:value-type="float" office:value="4.3">
            <text:p>4,3</text:p>
          </table:table-cell>
          <table:table-cell office:value-type="float" office:value="-5.3">
            <text:p>-5,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N/AE</text:p>
          </table:table-cell>
          <table:table-cell table:formula="oooc:=VARA([.C938])" office:value-type="float" office:value="0">
            <text:p>#DIV/0!</text:p>
          </table:table-cell>
          <table:table-cell office:value-type="float" office:value="4.3">
            <text:p>4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.5">
            <text:p>8,5</text:p>
          </table:table-cell>
          <table:table-cell table:formula="oooc:=VARA([.C940:.E940];[.G940];[.I940]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5">
            <text:p>8,5</text:p>
          </table:table-cell>
          <table:table-cell table:formula="oooc:=VARA([.C941:.E941];[.G941];[.I941])" office:value-type="float" office:value="8.5">
            <text:p>8,5</text:p>
          </table:table-cell>
          <table:table-cell table:style-name="ce7" office:value-type="boolean" office:boolean-value="true">
            <text:p>ИСТИНА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3" table:number-rows-repeated="6459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9P0" style:volatile="true">
      <number:text>SFr. </number:text>
      <number:number number:decimal-places="0" number:min-integer-digits="1" number:grouping="true"/>
    </number:number-style>
    <number:number-style style:name="N169">
      <number:text>SFr. 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SFr. </number:text>
      <number:number number:decimal-places="0" number:min-integer-digits="1" number:grouping="true"/>
    </number:number-style>
    <number:number-style style:name="N170">
      <style:text-properties fo:color="#ff0000"/>
      <number:text>SFr. -</number:text>
      <number:number number:decimal-places="0" number:min-integer-digits="1" number:grouping="true"/>
      <style:map style:condition="value()&gt;=0" style:apply-style-name="N170P0"/>
    </number:number-style>
    <number:number-style style:name="N172P0" style:volatile="true">
      <number:text>SFr. </number:text>
      <number:number number:decimal-places="2" number:min-integer-digits="1" number:grouping="true"/>
    </number:number-style>
    <number:number-style style:name="N172">
      <number:text>SFr. 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SFr. </number:text>
      <number:number number:decimal-places="2" number:min-integer-digits="1" number:grouping="true"/>
    </number:number-style>
    <number:number-style style:name="N173">
      <style:text-properties fo:color="#ff0000"/>
      <number:text>SFr. -</number:text>
      <number:number number:decimal-places="2" number:min-integer-digits="1" number:grouping="true"/>
      <style:map style:condition="value()&gt;=0" style:apply-style-name="N173P0"/>
    </number:number-style>
    <number:number-style style:name="N177P0" style:volatile="true">
      <number:text> SFr. </number:text>
      <number:number number:decimal-places="0" number:min-integer-digits="1" number:grouping="true"/>
      <number:text> </number:text>
    </number:number-style>
    <number:number-style style:name="N177P1" style:volatile="true">
      <number:text> SFr. -</number:text>
      <number:number number:decimal-places="0" number:min-integer-digits="1" number:grouping="true"/>
      <number:text> </number:text>
    </number:number-style>
    <number:number-style style:name="N177P2" style:volatile="true">
      <number:text> SFr.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</number:text>
      <number:number number:decimal-places="0" number:min-integer-digits="1" number:grouping="true"/>
      <number:text> </number:text>
    </number:number-style>
    <number:number-style style:name="N179P1" style:volatile="true">
      <number:text> -</number:text>
      <number:number number:decimal-places="0" number:min-integer-digits="1" number:grouping="true"/>
      <number:text> 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SFr. </number:text>
      <number:number number:decimal-places="2" number:min-integer-digits="1" number:grouping="true"/>
      <number:text> </number:text>
    </number:number-style>
    <number:number-style style:name="N183P1" style:volatile="true">
      <number:text> SFr. -</number:text>
      <number:number number:decimal-places="2" number:min-integer-digits="1" number:grouping="true"/>
      <number:text> </number:text>
    </number:number-style>
    <number:number-style style:name="N183P2" style:volatile="true">
      <number:text> SFr.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0" number:min-integer-digits="1" number:grouping="true"/>
      <number:text>    </number:text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P2" style:volatile="true">
      <number:text> -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0" number:min-integer-digits="1" number:grouping="true"/>
      <number:text>р. </number:text>
    </number:number-style>
    <number:number-style style:name="N187P1" style:volatile="true">
      <number:text>-</number:text>
      <number:number number:decimal-places="0" number:min-integer-digits="1" number:grouping="true"/>
      <number:text>р. </number:text>
    </number:number-style>
    <number:number-style style:name="N187P2" style:volatile="true">
      <number:text> -р.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2" number:min-integer-digits="1" number:grouping="true"/>
      <number:text>    </number:text>
    </number:number-style>
    <number:number-style style:name="N188P1" style:volatile="true">
      <number:text>-</number:text>
      <number:number number:decimal-places="2" number:min-integer-digits="1" number:grouping="true"/>
      <number:text>    </number:text>
    </number:number-style>
    <number:number-style style:name="N188P2" style:volatile="true">
      <number:text> -</number:text>
      <number:number number:decimal-places="0" number:min-integer-digits="0"/>
      <number:text>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р. </number:text>
    </number:number-style>
    <number:number-style style:name="N189P1" style:volatile="true">
      <number:text>-</number:text>
      <number:number number:decimal-places="2" number:min-integer-digits="1" number:grouping="true"/>
      <number:text>р. </number:text>
    </number:number-style>
    <number:number-style style:name="N189P2" style:volatile="true">
      <number:text> -</number:text>
      <number:number number:decimal-places="0" number:min-integer-digits="0"/>
      <number:text>р.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integer-digits="3" number:min-exponent-digits="1"/>
    </number:number-style>
    <number:number-style style:name="N191P0" style:volatile="true">
      <number:text>SFr. </number:text>
      <number:number number:decimal-places="0" number:min-integer-digits="1" number:grouping="true"/>
    </number:number-style>
    <number:number-style style:name="N191">
      <number:text>SFr. -</number:text>
      <number:number number:decimal-places="0" number:min-integer-digits="1" number:grouping="true"/>
      <style:map style:condition="value()&gt;=0" style:apply-style-name="N191P0"/>
    </number:number-style>
    <number:number-style style:name="N192P0" style:volatile="true">
      <number:text>SFr. </number:text>
      <number:number number:decimal-places="0" number:min-integer-digits="1" number:grouping="true"/>
    </number:number-style>
    <number:number-style style:name="N192">
      <style:text-properties fo:color="#ff0000"/>
      <number:text>SFr. -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Fr. </number:text>
      <number:number number:decimal-places="2" number:min-integer-digits="1" number:grouping="true"/>
    </number:number-style>
    <number:number-style style:name="N193">
      <number:text>SFr. -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Fr. </number:text>
      <number:number number:decimal-places="2" number:min-integer-digits="1" number:grouping="true"/>
    </number:number-style>
    <number:number-style style:name="N194">
      <style:text-properties fo:color="#ff0000"/>
      <number:text>SFr. -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text> SFr. </number:text>
      <number:number number:decimal-places="0" number:min-integer-digits="1" number:grouping="true"/>
      <number:text> </number:text>
    </number:number-style>
    <number:number-style style:name="N195P1" style:volatile="true">
      <number:text> SFr. -</number:text>
      <number:number number:decimal-places="0" number:min-integer-digits="1" number:grouping="true"/>
      <number:text> </number:text>
    </number:number-style>
    <number:number-style style:name="N195P2" style:volatile="true">
      <number:text> SFr. 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-</number:text>
      <number:number number:decimal-places="0" number:min-integer-digits="1" number:grouping="true"/>
      <number:text> </number:text>
    </number:number-style>
    <number:number-style style:name="N196P2" style:volatile="true">
      <number:text> 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SFr. </number:text>
      <number:number number:decimal-places="2" number:min-integer-digits="1" number:grouping="true"/>
      <number:text> </number:text>
    </number:number-style>
    <number:number-style style:name="N197P1" style:volatile="true">
      <number:text> SFr. -</number:text>
      <number:number number:decimal-places="2" number:min-integer-digits="1" number:grouping="true"/>
      <number:text> </number:text>
    </number:number-style>
    <number:number-style style:name="N197P2" style:volatile="true">
      <number:text> SFr. -</number:text>
      <number:number number: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</number:text>
      <number:number number:decimal-places="2" number:min-integer-digits="1" number:grouping="true"/>
      <number:text> </number:text>
    </number:number-style>
    <number:number-style style:name="N198P1" style:volatile="true">
      <number:text> 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0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2" number:min-integer-digits="1" number:grouping="true"/>
      <number:text> </number:text>
    </number:number-style>
    <number:number-style style:name="N206P1" style:volatile="true">
      <number:text> (</number:text>
      <number:number number:decimal-places="2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On</number:text>
    </number:number-style>
    <number:number-style style:name="N209P1" style:volatile="true">
      <number:text>On</number:text>
    </number:number-style>
    <number:number-style style:name="N209">
      <number:text>Off</number:text>
      <style:map style:condition="value()&gt;0" style:apply-style-name="N209P0"/>
      <style:map style:condition="value()&lt;0" style:apply-style-name="N209P1"/>
    </number:number-style>
    <number:currency-style style:name="N21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0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6">16.05.2008</text:date>, <text:time>16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16T16:17:16</dc:date>
    <meta:editing-cycles>12</meta:editing-cycles>
    <meta:editing-duration>PT5H47M37S</meta:editing-duration>
    <meta:user-defined meta:name="Info 1"/>
    <meta:user-defined meta:name="Info 2"/>
    <meta:user-defined meta:name="Info 3"/>
    <meta:user-defined meta:name="Info 4"/>
    <meta:document-statistic meta:table-count="1" meta:cell-count="6110"/>
  </office:meta>
</office:document-meta>
</file>